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2a32" officeooo:paragraph-rsid="0012cf20" style:text-blinking="false" fo:background-color="#ffffff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cf20" officeooo:paragraph-rsid="0012cf20" style:text-blinking="false" fo:background-color="#ffffff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2cf20" officeooo:paragraph-rsid="0012cf20" style:text-blinking="false" fo:background-color="#ffffff" style:font-size-asian="10.5pt" style:font-size-complex="12pt"/>
    </style:style>
    <style:style style:name="P4" style:family="paragraph" style:parent-style-name="Text_20_body">
      <style:text-properties officeooo:paragraph-rsid="0005aa60"/>
    </style:style>
    <style:style style:name="P5" style:family="paragraph" style:parent-style-name="Text_20_body">
      <style:text-properties style:font-name="Ubuntu Mono" officeooo:paragraph-rsid="0005aa60"/>
    </style:style>
    <style:style style:name="P6" style:family="paragraph" style:parent-style-name="Text_20_body">
      <style:text-properties style:font-name="Ubuntu Mono" officeooo:rsid="0005aa60" officeooo:paragraph-rsid="0005aa60"/>
    </style:style>
    <style:style style:name="P7" style:family="paragraph" style:parent-style-name="Text_20_body">
      <style:text-properties style:font-name="Ubuntu Mono" officeooo:rsid="00074b9a" officeooo:paragraph-rsid="00074b9a"/>
    </style:style>
    <style:style style:name="P8" style:family="paragraph" style:parent-style-name="Text_20_body">
      <style:text-properties style:font-name="Ubuntu Mono" officeooo:rsid="00074b9a" officeooo:paragraph-rsid="0008021e"/>
    </style:style>
    <style:style style:name="P9" style:family="paragraph" style:parent-style-name="Text_20_body">
      <style:text-properties officeooo:rsid="0005aa60" officeooo:paragraph-rsid="0005aa60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2" style:family="paragraph" style:parent-style-name="Text_20_body">
      <style:text-properties fo:font-variant="normal" fo:text-transform="none" fo:color="#000000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13" style:family="paragraph" style:parent-style-name="Text_20_body">
      <style:text-properties officeooo:paragraph-rsid="000efca7"/>
    </style:style>
    <style:style style:name="P14" style:family="paragraph" style:parent-style-name="Text_20_body">
      <style:text-properties officeooo:rsid="000fd132" officeooo:paragraph-rsid="000fd132"/>
    </style:style>
    <style:style style:name="P15" style:family="paragraph" style:parent-style-name="Text_20_body">
      <style:text-properties officeooo:rsid="00112a32" officeooo:paragraph-rsid="00112a32"/>
    </style:style>
    <style:style style:name="P16" style:family="paragraph" style:parent-style-name="Text_20_body">
      <style:text-properties officeooo:rsid="0012cf20" officeooo:paragraph-rsid="0012cf20"/>
    </style:style>
    <style:style style:name="P17" style:family="paragraph" style:parent-style-name="Text_20_body">
      <style:text-properties officeooo:paragraph-rsid="0012cf20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20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21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22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23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24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25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26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27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8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9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3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31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32" style:family="paragraph" style:parent-style-name="Subtitle">
      <style:text-properties officeooo:rsid="0010924f" officeooo:paragraph-rsid="0005aa60"/>
    </style:style>
    <style:style style:name="P33" style:family="paragraph" style:parent-style-name="Title">
      <style:text-properties officeooo:rsid="0010924f" officeooo:paragraph-rsid="0005aa60"/>
    </style:style>
    <style:style style:name="P34" style:family="paragraph" style:parent-style-name="Heading_20_1">
      <style:text-properties officeooo:rsid="0010924f" officeooo:paragraph-rsid="0005aa60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style:font-name="Ubuntu Mono" officeooo:rsid="000ead27"/>
    </style:style>
    <style:style style:name="T8" style:family="text">
      <style:text-properties style:font-name="Ubuntu Mono" officeooo:rsid="000efca7"/>
    </style:style>
    <style:style style:name="T9" style:family="text">
      <style:text-properties style:font-name="Ubuntu Mono" officeooo:rsid="000f51da"/>
    </style:style>
    <style:style style:name="T10" style:family="text">
      <style:text-properties style:font-name="Ubuntu Mono" officeooo:rsid="0012cf2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021e" style:font-weight-asian="normal" style:font-weight-complex="normal"/>
    </style:style>
    <style:style style:name="T13" style:family="text">
      <style:text-properties officeooo:rsid="0008021e"/>
    </style:style>
    <style:style style:name="T14" style:family="text">
      <style:text-properties officeooo:rsid="000c3720"/>
    </style:style>
    <style:style style:name="T15" style:family="text">
      <style:text-properties officeooo:rsid="000ead27"/>
    </style:style>
    <style:style style:name="T16" style:family="text">
      <style:text-properties style:font-name="Arial" fo:font-size="11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33">DA Lab <text:span text:style-name="T1">3</text:span></text:p>
      <text:p text:style-name="P32"><text:span text:style-name="T1">Time Series </text:span>Analysis of <text:span text:style-name="T2">Death Due to Lung Cancer</text:span><text:span text:style-name="T1"> </text:span>Dataset</text:p>
      <text:h text:style-name="P34" text:outline-level="1">Name: Dheeraj Chaudhary</text:h>
      <text:h text:style-name="P34" text:outline-level="1">Roll: 17BCS009</text:h>
      <text:p text:style-name="P5"/>
      <text:p text:style-name="P5">library(ggplot2)</text:p>
      <text:p text:style-name="P5">library(Metrics)</text:p>
      <text:p text:style-name="P5">library(forecast)</text:p>
      <text:p text:style-name="P5">library(reshape)</text:p>
      <text:p text:style-name="P5">data("mdeaths")</text:p>
      <text:p text:style-name="P5">mdeaths</text:p>
      <text:p text:style-name="P4"><text:span text:style-name="T1">######## OUTPUT <text:s text:c="2"/></text:span><text:bookmark text:name="rstudio_console_output"/><text:span text:style-name="T3">&gt; mdeaths</text:span></text:p>
      <text:p text:style-name="P30"><text:s text:c="6"/><text:span text:style-name="T4">Jan <text:s/>Feb <text:s/>Mar <text:s/>Apr <text:s/>May <text:s/>Jun <text:s/>Jul <text:s/>Aug <text:s/>Sep <text:s/>Oct <text:s/>Nov <text:s/>Dec</text:span></text:p>
      <text:p text:style-name="P31">1974 2134 1863 1877 1877 1492 1249 1280 1131 1209 1492 1621 1846</text:p>
      <text:p text:style-name="P31">1975 2103 2137 2153 1833 1403 1288 1186 1133 1053 1347 1545 2066</text:p>
      <text:p text:style-name="P31">1976 2020 2750 2283 1479 1189 1160 1113 <text:s/>970 <text:s/>999 1208 1467 2059</text:p>
      <text:p text:style-name="P31">1977 2240 1634 1722 1801 1246 1162 1087 1013 <text:s/>959 1179 1229 1655</text:p>
      <text:p text:style-name="P31">1978 2019 2284 1942 1423 1340 1187 1098 1004 <text:s/>970 1140 1110 1812</text:p>
      <text:p text:style-name="P31">1979 2263 1820 1846 1531 1215 1075 1056 <text:s/>975 <text:s/>940 1081 1294 1341</text:p>
      <text:p text:style-name="P9"/>
      <text:p text:style-name="P6">start(mdeaths)</text:p>
      <text:p text:style-name="P20"><text:bookmark text:name="rstudio_console_output2"/>1974 <text:s text:c="3"/>1</text:p>
      <text:p text:style-name="P6"/>
      <text:p text:style-name="P6">end(mdeaths)</text:p>
      <text:p text:style-name="P20"><text:bookmark text:name="rstudio_console_output3"/>1979 <text:s text:c="2"/>12</text:p>
      <text:p text:style-name="P6"/>
      <text:p text:style-name="P7">############ TIME SERIES OBJECT OF THE DATA ###############</text:p>
      <text:p text:style-name="P7"><text:span text:style-name="T13">my_</text:span>Object &lt;- ts(mdeaths, start=1974 ,frequency = 12)</text:p>
      <text:p text:style-name="P7">Object</text:p>
      <text:p text:style-name="P7">###### Check whether it is an object or not</text:p>
      <text:p text:style-name="P8">is.ts(<text:span text:style-name="T12">my_</text:span><text:span text:style-name="T11">Object</text:span>)</text:p>
      <text:p text:style-name="P7">###### OUTPUT </text:p>
      <text:p text:style-name="P21"><text:bookmark text:name="rstudio_console_output4"/>[1] TRU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><text:soft-page-break/>###### PLOT OF MY DATA ########</text:p>
      <text:p text:style-name="P23">ts.plot(<text:span text:style-name="T6">my_</text:span><text:span text:style-name="T5">Object</text:span>, main="Deaths From lung disease",ylab ="Monthly Total mean Deaths")</text:p>
      <text:p text:style-name="P7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7"/>
      <text:p text:style-name="P22">###### PLOT OF MY DATA with adding a horizontal regression line in the plot ########</text:p>
      <text:p text:style-name="P23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22"/>
      <text:p text:style-name="P22"/>
      <text:p text:style-name="P22"/>
      <text:p text:style-name="P22"/>
      <text:p text:style-name="P22"><text:soft-page-break/>#################### PLOT OF YEARLY MEAN VALUES ARE #############</text:p>
      <text:p text:style-name="P23">plot(aggregate(<text:span text:style-name="T6">my_</text:span><text:span text:style-name="T5">Object</text:span>,FUN = mean))</text:p>
      <text:p text:style-name="P24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23">boxplot(time_series1~cycle(time_series1),xlab="Month",ylab = "Deaths",main = "Death from lung disease")</text:p>
      <text:p text:style-name="P23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23"/>
      <text:p text:style-name="P23"/>
      <text:p text:style-name="P24"><text:soft-page-break/>################ DECOMPOSING THE ABOVE TIME SERIES USING STL FUNCTIONS ##########</text:p>
      <text:p text:style-name="P24"/>
      <text:p text:style-name="P24">stlts &lt;- stl(time_series1, s.window = "periodic")</text:p>
      <text:p text:style-name="P24">plot(stlts)</text:p>
      <text:p text:style-name="P24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25">############### PLOTTING TREND GRAPH SEPARATELY #################</text:p>
      <text:p text:style-name="P25">stlts$trend &lt;- stlts$time.series[,2]</text:p>
      <text:p text:style-name="P25">plot(stlts$trend)</text:p>
      <text:p text:style-name="P25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26"><text:soft-page-break/>################# TO CHECK SEASONALITY ######################</text:p>
      <text:p text:style-name="P26">stlts$seasonal &lt;- stlts$time.series[,1]</text:p>
      <text:p text:style-name="P26">plot(stlts$seasonal)</text:p>
      <text:p text:style-name="P26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27">############## RESIDUE AFTER REMOVING THE TREND AND SEASONALITY ##########</text:p>
      <text:p text:style-name="P27"/>
      <text:p text:style-name="P27">stlts$residue &lt;- (time_series1 -(stlts$trend + stlts$seasona))</text:p>
      <text:p text:style-name="P27">plot(stlts$residue,main = "Residue after removing trend and seasonality",col = "<text:span text:style-name="T14">green</text:span>")</text:p>
      <text:p text:style-name="P27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8"><text:soft-page-break/>############## MODEL OF THE DATA USING HOLTWINTER METHOD FOR 75% OF DATA ########</text:p>
      <text:p text:style-name="P28">train &lt;- window(mdeaths,start = c(1974,1) ,end=c(1978,6))</text:p>
      <text:p text:style-name="P28">train</text:p>
      <text:p text:style-name="P28"/>
      <text:p text:style-name="P29">###### OUTPUT </text:p>
      <text:p text:style-name="P12"><text:bookmark text:name="docs-internal-guid-750646e9-7fff-20cd-c1f5-08d811baf0f5"/>      <text:span text:style-name="T16">Jan  Feb Mar  Apr May Jun  Jul Aug Sep Oct  Nov Dec</text:span></text:p>
      <text:p text:style-name="P19">1974 2134 1863 1877 1877 1492 1249 1280 1131 1209 1492 1621 1846</text:p>
      <text:p text:style-name="P19">1975 2103 2137 2153 1833 1403 1288 1186 1133 1053 1347 1545 2066</text:p>
      <text:p text:style-name="P19">1976 2020 2750 2283 1479 1189 1160 1113  970 999 1208 1467 2059</text:p>
      <text:p text:style-name="P19">1977 2240 1634 1722 1801 1246 1162 1087 1013  959 1179 1229 1655</text:p>
      <text:p text:style-name="P19">1978 2019 2284 1942 1423 1340 1187 </text:p>
      <text:p text:style-name="Text_20_body"><text:line-break/><text:span text:style-name="T15">########### </text:span><text:span text:style-name="T7">SUMMARY </text:span><text:span text:style-name="T8">of MODEL</text:span><text:span text:style-name="T7"> AND PLOT FOR NEXT 25% DATA </text:span><text:span text:style-name="T8">FOR</text:span><text:span text:style-name="T7"> ABOVE HOLTWINTER MODEL</text:span></text:p>
      <text:p text:style-name="Text_20_body"><text:span text:style-name="T7">fchw &lt;- hw(train, seasonal = "additive", h = 18)</text:span></text:p>
      <text:p text:style-name="Text_20_body"><text:span text:style-name="T7">summary(fchw)</text:span></text:p>
      <text:p text:style-name="P11"><text:bookmark text:name="docs-internal-guid-25e6ccc9-7fff-a882-f065-08db2c4c6729"/><text:span text:style-name="T7">Forecast method: Holt-Winters' additive method</text:span></text:p>
      <text:p text:style-name="Text_20_body"/>
      <text:p text:style-name="P19">Model Information:</text:p>
      <text:p text:style-name="P19">Holt-Winters' additive method </text:p>
      <text:p text:style-name="Text_20_body"/>
      <text:p text:style-name="P19">Call:</text:p>
      <text:p text:style-name="P18"> <text:span text:style-name="T16">hw(y = train, h = 18, seasonal = "additive") </text:span></text:p>
      <text:p text:style-name="Text_20_body"/>
      <text:p text:style-name="P18">  <text:span text:style-name="T16">Smoothing parameters:</text:span></text:p>
      <text:p text:style-name="P18">    <text:span text:style-name="T16">alpha = 1e-04 </text:span></text:p>
      <text:p text:style-name="P18">    <text:span text:style-name="T16">beta  = 1e-04 </text:span></text:p>
      <text:p text:style-name="P18">    <text:span text:style-name="T16">gamma = 2e-04 </text:span></text:p>
      <text:p text:style-name="Text_20_body"/>
      <text:p text:style-name="P18">  <text:span text:style-name="T16">Initial states:</text:span></text:p>
      <text:p text:style-name="P18">    <text:span text:style-name="T16">l = 1618.6168 </text:span></text:p>
      <text:p text:style-name="P18">    <text:span text:style-name="T16">b = -3.2349 </text:span></text:p>
      <text:p text:style-name="P18">    <text:span text:style-name="T16">s = 369.3278 -68.9199 -225.7441 -502.8133 -474.9254 -366.2004</text:span></text:p>
      <text:p text:style-name="P18">           <text:span text:style-name="T16">-307.6114 -236.3283 158.7177 504.9388 617.2867 532.2718</text:span></text:p>
      <text:p text:style-name="Text_20_body"/>
      <text:p text:style-name="P18">  <text:span text:style-name="T16">sigma:  192.1291</text:span></text:p>
      <text:p text:style-name="Text_20_body"/>
      <text:p text:style-name="P18">     <text:span text:style-name="T16">AIC     AICc   BIC </text:span></text:p>
      <text:p text:style-name="P19">798.3117 815.3117 832.1245 </text:p>
      <text:p text:style-name="Text_20_body"/>
      <text:p text:style-name="P19">Error measures:</text:p>
      <text:p text:style-name="P18">                   <text:span text:style-name="T16">ME     RMSE   MAE   MPE MAPE     MASE ACF1</text:span></text:p>
      <text:p text:style-name="P19">Training set 4.543167 161.1714 110.868 -0.3603639 6.606394 0.572891 0.192809</text:p>
      <text:p text:style-name="Text_20_body"/>
      <text:p text:style-name="P19"><text:soft-page-break/>Forecasts:</text:p>
      <text:p text:style-name="P18">         <text:span text:style-name="T16">Point Forecast     Lo 80 Hi 80 Lo 95    Hi 95</text:span></text:p>
      <text:p text:style-name="P19">Jul 1978      1076.0085 829.7852 1322.232  699.4424 1452.575</text:p>
      <text:p text:style-name="P19">Aug 1978       964.0788 717.8555 1210.302  587.5127 1340.645</text:p>
      <text:p text:style-name="P19">Sep 1978       932.9994 686.7760 1179.223  556.4332 1309.565</text:p>
      <text:p text:style-name="P19">Oct 1978      1206.8411 960.6177 1453.064  830.2749 1583.407</text:p>
      <text:p text:style-name="P19">Nov 1978      1360.4591 1114.2357 1606.683  983.8929 1737.025</text:p>
      <text:p text:style-name="P19">Dec 1978      1795.5011 1549.2776 2041.725 1418.9348 2172.067</text:p>
      <text:p text:style-name="P19">Jan 1979      1955.2547 1709.0312 2201.478 1578.6884 2331.821</text:p>
      <text:p text:style-name="P19">Feb 1979      2037.0099 1790.7863 2283.234 1660.4434 2413.576</text:p>
      <text:p text:style-name="P19">Mar 1979      1921.4300 1675.2063 2167.654 1544.8634 2297.997</text:p>
      <text:p text:style-name="P19">Apr 1979      1572.0339 1325.8100 1818.258 1195.4670 1948.601</text:p>
      <text:p text:style-name="P19">May 1979      1173.8253 927.6013 1420.049  797.2582 1550.392</text:p>
      <text:p text:style-name="P19">Jun 1979      1099.2835 853.0594 1345.508  722.7162 1475.851</text:p>
      <text:p text:style-name="P19">Jul 1979      1037.4852 791.2608 1283.710  660.9174 1414.053</text:p>
      <text:p text:style-name="P19">Aug 1979       925.5555 679.3308 1171.780  548.9874 1302.124</text:p>
      <text:p text:style-name="P19">Sep 1979       894.4761 648.2511 1140.701  517.9075 1271.045</text:p>
      <text:p text:style-name="P19">Oct 1979      1168.3178 922.0925 1414.543  791.7488 1544.887</text:p>
      <text:p text:style-name="P19">Nov 1979      1321.9358 1075.7102 1568.161  945.3663 1698.505</text:p>
      <text:p text:style-name="P19">Dec 1979      1756.9778 1510.7518 2003.204 1380.4076 2133.548</text:p>
      <text:p text:style-name="P19"/>
      <text:p text:style-name="P13"><text:span text:style-name="T8">############### FORECAST PLOT FOR NEXT 25% DATA </text:span><text:span text:style-name="T9">################</text:span></text:p>
      <text:p text:style-name="P13"><text:span text:style-name="T7">autoplot(fchw)</text:span></text:p>
      <text:p text:style-name="Text_20_body"><text:span text:style-name="T7"/></text:p>
      <text:p text:style-name="Text_20_body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text:span text:style-name="T7"/></text:p>
      <text:p text:style-name="P14"><text:soft-page-break/><text:span text:style-name="T7">#</text:span><text:span text:style-name="T5">############## PREDICTED VALUE ALONG WITH THE ACTUAL VALUE ######</text:span></text:p>
      <text:p text:style-name="Text_20_body"><text:span text:style-name="T7">act_value = tail(time_series1,18)</text:span></text:p>
      <text:p text:style-name="Text_20_body"><text:span text:style-name="T7">df = data.frame( fchw , tail(time_series1,18))</text:span></text:p>
      <text:p text:style-name="Text_20_body"><text:span text:style-name="T7">X = time(act_value)</text:span></text:p>
      <text:p text:style-name="Text_20_body"><text:span text:style-name="T7">fore = df$Point.Forecast</text:span></text:p>
      <text:p text:style-name="P16"><text:span text:style-name="T7">f</text:span><text:span text:style-name="T5">ore </text:span></text:p>
      <text:p text:style-name="P16"><text:span text:style-name="T5">##### OUTPUT</text:span></text:p>
      <text:p text:style-name="P10"><text:bookmark text:name="docs-internal-guid-277dd0d3-7fff-8183-cfb5-19573afca0e2"/><text:span text:style-name="T5"> </text:span><text:span text:style-name="T16">[1] 1076.0085  964.0788 932.9994 1206.8411 1360.4591 1795.5011 1955.2547 2037.0099 1921.4300 1572.0339 1173.8253 1099.2835 1037.4852</text:span></text:p>
      <text:p text:style-name="P19">[14]  925.5555  894.4761 1168.3178 1321.9358 1756.9778</text:p>
      <text:p text:style-name="Text_20_body"/>
      <text:p text:style-name="Text_20_body"><text:span text:style-name="T7">actu = df$tail.time_series1..18.</text:span></text:p>
      <text:p text:style-name="P16"><text:span text:style-name="T7">A</text:span><text:span text:style-name="T5">ctu</text:span></text:p>
      <text:p text:style-name="P16"><text:span text:style-name="T5">###### OUTPUT</text:span></text:p>
      <text:p text:style-name="P10"><text:bookmark text:name="docs-internal-guid-ac930743-7fff-2ebf-8c28-10661a81b98e"/><text:span text:style-name="T5">      </text:span><text:span text:style-name="T16">Jan  Feb Mar  Apr May Jun  Jul Aug Sep Oct  Nov Dec</text:span></text:p>
      <text:p text:style-name="P19">1978                               1098 1004 970 1140 1110 1812</text:p>
      <text:p text:style-name="P19">1979 2263 1820 1846 1531 1215 1075 1056  975 940 1081 1294 1341</text:p>
      <text:p text:style-name="P17"/>
      <text:p text:style-name="Text_20_body"><text:span text:style-name="T7">dfplt = as.data.frame(data.frame(fore,actu))</text:span></text:p>
      <text:p text:style-name="P16"><text:span text:style-name="T7">d</text:span><text:span text:style-name="T5">fplt</text:span></text:p>
      <text:p text:style-name="P16"><text:span text:style-name="T5">###### OUTPUT</text:span></text:p>
      <text:p text:style-name="P10"><text:bookmark text:name="docs-internal-guid-6c8c4757-7fff-258c-5b12-5ac4f30e1cbc"/><text:span text:style-name="T5">        </text:span><text:span text:style-name="T16">fore actu</text:span></text:p>
      <text:p text:style-name="P19">1  1076.0085 1098</text:p>
      <text:p text:style-name="P19">2   964.0788 1004</text:p>
      <text:p text:style-name="P19">3   932.9994  970</text:p>
      <text:p text:style-name="P19">4  1206.8411 1140</text:p>
      <text:p text:style-name="P19">5  1360.4591 1110</text:p>
      <text:p text:style-name="P19">6  1795.5011 1812</text:p>
      <text:p text:style-name="P19">7  1955.2547 2263</text:p>
      <text:p text:style-name="P19">8  2037.0099 1820</text:p>
      <text:p text:style-name="P19">9  1921.4300 1846</text:p>
      <text:p text:style-name="P19">10 1572.0339 1531</text:p>
      <text:p text:style-name="P19">11 1173.8253 1215</text:p>
      <text:p text:style-name="P19">12 1099.2835 1075</text:p>
      <text:p text:style-name="P19">13 1037.4852 1056</text:p>
      <text:p text:style-name="P19">14  925.5555  975</text:p>
      <text:p text:style-name="P19">15  894.4761  940</text:p>
      <text:p text:style-name="P19">16 1168.3178 1081</text:p>
      <text:p text:style-name="P19">17 1321.9358 1294</text:p>
      <text:p text:style-name="P19">18 1756.9778 1341</text:p>
      <text:p text:style-name="Text_20_body"><text:line-break/></text:p>
      <text:p text:style-name="Text_20_body"><text:soft-page-break/><text:span text:style-name="T7">ggplot(dfplt,aes(X))+</text:span></text:p>
      <text:p text:style-name="Text_20_body"><text:span text:style-name="T7"><text:s text:c="2"/>geom_line(aes(y=dfplt$fore),colour = "blue")+</text:span></text:p>
      <text:p text:style-name="Text_20_body"><text:span text:style-name="T7"><text:s text:c="2"/>geom_line(aes(y=dfplt$actu),colour = "black") + xlab("Time") + ylab("Deaths") + </text:span></text:p>
      <text:p text:style-name="Text_20_body"><text:span text:style-name="T7"><text:s text:c="2"/>ggtitle("Predicted(blue) and actual (black) values graph")</text:span></text:p>
      <text:p text:style-name="Text_20_body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text:span text:style-name="T7"/></text:p>
      <text:p text:style-name="P15"><text:span text:style-name="T7">#</text:span><text:span text:style-name="T5">############## RMS ERROR BETWEEN PREDICTED AND ACTUAL VALUE #############</text:span></text:p>
      <text:p text:style-name="P15"><text:span text:style-name="T5">rmse(df$Point.Forecast,df$tail.time_series1..18.)</text:span></text:p>
      <text:p text:style-name="P1"><text:bookmark text:name="docs-internal-guid-8249c295-7fff-9472-cf83-0acf7bbed9d7"/><text:span text:style-name="T10">#### OUTPUT</text:span></text:p>
      <text:p text:style-name="P1"><text:span text:style-name="T10"/></text:p>
      <text:p text:style-name="P1"><text:span text:style-name="T5"><text:s/>[1] 150.6795</text:span></text:p>
      <text:p text:style-name="P15"><text:span text:style-name="T5"/></text:p>
      <text:p text:style-name="P16"><text:span text:style-name="T5">################ <text:s/>TUNIG THE MODEL BY MODIFYING THE VALUE OF ALPHA, BETA, AND GAMMA #####</text:span></text:p>
      <text:p text:style-name="P16"><text:span text:style-name="T5">hw_modelt &lt;- HoltWinters(train,alpha = "0.1" ,beta = "0.1" ,gamma = "0.4" )</text:span></text:p>
      <text:p text:style-name="P16"><text:span text:style-name="T5">model.predict &lt;- predict(hw_modelt,n.ahead = 18)</text:span></text:p>
      <text:p text:style-name="P16"><text:span text:style-name="T5">round(model.predict)</text:span></text:p>
      <text:p text:style-name="P16"><text:span text:style-name="T5">##### OUTPUT</text:span></text:p>
      <text:p text:style-name="P10"><text:bookmark text:name="docs-internal-guid-3eb11550-7fff-b55c-d024-092d8adfa2fe"/><text:span text:style-name="T5">   </text:span><text:span text:style-name="T16">Jan  Feb Mar  Apr May Jun  Jul Aug Sep Oct  Nov Dec</text:span></text:p>
      <text:p text:style-name="P19">1978                               1032 927 917 1164 1313 1749</text:p>
      <text:p text:style-name="P19">1979 1982 2048 1873 1508 1203 1088  995 889 880 1126 1276 1712</text:p>
      <text:p text:style-name="Text_20_body"/>
      <text:p text:style-name="P16"><text:span text:style-name="T5">p_values= model.predict</text:span></text:p>
      <text:p text:style-name="P16"><text:span text:style-name="T5">act_value = tail(time_series1,18)</text:span></text:p>
      <text:p text:style-name="P16"><text:soft-page-break/><text:span text:style-name="T5">rmse(act_value,p_values)</text:span></text:p>
      <text:p text:style-name="P16"><text:span text:style-name="T5">#### OUTPUT</text:span></text:p>
      <text:p text:style-name="P2"><text:bookmark text:name="docs-internal-guid-c91a5f4f-7fff-1c5d-3810-1accdc4569db"/><text:span text:style-name="T5">[1] 138.5872</text:span></text:p>
      <text:p text:style-name="P2"><text:span text:style-name="T5"/></text:p>
      <text:p text:style-name="P3"><text:span text:style-name="T5"/></text:p>
      <text:p text:style-name="P1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6T23:16:44.816523448</dc:date>
    <meta:editing-duration>PT36M56S</meta:editing-duration>
    <meta:editing-cycles>15</meta:editing-cycles>
    <meta:generator>LibreOffice/6.0.7.3$Linux_X86_64 LibreOffice_project/00m0$Build-3</meta:generator>
    <meta:document-statistic meta:table-count="0" meta:image-count="10" meta:object-count="0" meta:page-count="10" meta:paragraph-count="163" meta:word-count="872" meta:character-count="6425" meta:non-whitespace-character-count="5334"/>
  </office:meta>
</office:document-meta>
</file>